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3719d" officeooo:paragraph-rsid="00037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y, el profe hizo entrega de varios componentes para que rolón y erik revisen.</text:p>
      <text:p text:style-name="P1">Mi trabajo de hoy, consistió en administrar y hacer ciertas configuraciones en el repositorio de trabajo del proyecto, con tal de mejorar el flujo de trabajo de los diversos cambios que se puedan suscita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22:37.476355518</meta:creation-date>
    <meta:generator>LibreOffice/5.3.7.2.0$Linux_X86_64 LibreOffice_project/30m0$Build-2</meta:generator>
    <dc:date>2018-01-30T13:25:25.240618694</dc:date>
    <meta:editing-duration>PT2M50S</meta:editing-duration>
    <meta:editing-cycles>1</meta:editing-cycles>
    <meta:document-statistic meta:table-count="0" meta:image-count="0" meta:object-count="0" meta:page-count="1" meta:paragraph-count="2" meta:word-count="48" meta:character-count="284" meta:non-whitespace-character-count="238"/>
  </office:meta>
</office:document-meta>
</file>